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26fb" officeooo:paragraph-rsid="000426fb"/>
    </style:style>
    <style:style style:name="P2" style:family="paragraph" style:parent-style-name="Standard">
      <style:paragraph-properties fo:margin-top="0cm" fo:margin-bottom="0.499cm" loext:contextual-spacing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Text_20_body" style:list-style-name="L3">
      <style:paragraph-properties fo:margin-top="0cm" fo:margin-bottom="0cm" loext:contextual-spacing="false"/>
    </style:style>
    <style:style style:name="P6" style:family="paragraph" style:parent-style-name="Text_20_body" style:list-style-name="L4">
      <style:paragraph-properties fo:margin-top="0cm" fo:margin-bottom="0cm" loext:contextual-spacing="false"/>
    </style:style>
    <style:style style:name="P7" style:family="paragraph" style:parent-style-name="Text_20_body" style:list-style-name="L5">
      <style:paragraph-properties fo:margin-top="0cm" fo:margin-bottom="0cm" loext:contextual-spacing="false"/>
    </style:style>
    <style:style style:name="P8" style:family="paragraph" style:parent-style-name="Text_20_body" style:list-style-name="L6">
      <style:paragraph-properties fo:margin-top="0cm" fo:margin-bottom="0cm" loext:contextual-spacing="false"/>
    </style:style>
    <style:style style:name="P9" style:family="paragraph" style:parent-style-name="Text_20_body" style:list-style-name="L7">
      <style:paragraph-properties fo:margin-top="0cm" fo:margin-bottom="0cm" loext:contextual-spacing="false"/>
    </style:style>
    <style:style style:name="P10" style:family="paragraph" style:parent-style-name="Text_20_body" style:list-style-name="L8">
      <style:paragraph-properties fo:margin-top="0cm" fo:margin-bottom="0cm" loext:contextual-spacing="false"/>
    </style:style>
    <style:style style:name="P11" style:family="paragraph" style:parent-style-name="Text_20_body" style:list-style-name="L9">
      <style:paragraph-properties fo:margin-top="0cm" fo:margin-bottom="0cm" loext:contextual-spacing="false"/>
    </style:style>
    <style:style style:name="P12" style:family="paragraph" style:parent-style-name="Text_20_body" style:list-style-name="L10">
      <style:paragraph-properties fo:margin-top="0cm" fo:margin-bottom="0cm" loext:contextual-spacing="false"/>
    </style:style>
    <style:style style:name="T1" style:family="text">
      <style:text-properties officeooo:rsid="000426fb"/>
    </style:style>
    <style:style style:name="T2" style:family="text">
      <style:text-properties officeooo:rsid="0005c06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5c06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4"/><text:span text:style-name="T3"><text:s text:c="2"/>Paper 12 <text:s text:c="57"/></text:span><text:span text:style-name="T4">K.AHMADI</text:span></text:p>
      <text:p text:style-name="P2"><text:span text:style-name="T1">1- </text:span>The Commission completely ignored Parliament's wishes at that stage and ------------------ to propose the directive that we are debating today.</text:p>
      <text:list xml:id="list3624485443" text:style-name="L1">
        <text:list-header>
          <text:p text:style-name="P3"><text:span text:style-name="T1">a-</text:span> arrived at <text:s text:c="6"/><text:span text:style-name="T1">b-</text:span> went on <text:s text:c="5"/><text:span text:style-name="T1">c- </text:span> met with <text:s text:c="5"/><text:span text:style-name="T1">d-</text:span> found out</text:p>
          <text:p text:style-name="P3"/>
        </text:list-header>
      </text:list>
      <text:p text:style-name="Text_20_body"><text:bookmark text:name="Q_1"/><text:span text:style-name="T1">2- </text:span>So far, few problems attributable to double bunking have been reported but many issues have -------------------- to be assessed. </text:p>
      <text:list xml:id="list1696544002" text:style-name="L2">
        <text:list-header>
          <text:p text:style-name="P4"><text:span text:style-name="T1">a-</text:span> soon <text:s text:c="6"/><text:span text:style-name="T1">b-</text:span> yet <text:s text:c="6"/><text:span text:style-name="T1">c-</text:span> already<text:bookmark text:name="Q_1_3"/><text:bookmark text:name="Q_11"/> <text:s text:c="5"/><text:span text:style-name="T1">d-</text:span>  less</text:p>
          <text:p text:style-name="P4"/>
        </text:list-header>
      </text:list>
      <text:p text:style-name="Text_20_body"><text:bookmark text:name="Q_2"/><text:span text:style-name="T1">3- </text:span>I realized that my brother could not run the restaurant by ----------------------. </text:p>
      <text:list xml:id="list3079717943" text:style-name="L3">
        <text:list-header>
          <text:p text:style-name="P5"><text:bookmark text:name="Q_2_01"/><text:span text:style-name="T1">a-</text:span>  this<text:bookmark text:name="Q_2_1"/> <text:s text:c="6"/><text:span text:style-name="T1">b-</text:span>  himself <text:s text:c="6"/><text:span text:style-name="T1">c-</text:span> whatever <text:s text:c="8"/><text:span text:style-name="T1">d- </text:span>another</text:p>
          <text:p text:style-name="P5"/>
        </text:list-header>
      </text:list>
      <text:p text:style-name="Text_20_body"><text:bookmark text:name="Q_3"/><text:span text:style-name="T1">4- </text:span>It's crucial that any unsafe products be identified ------------------- upon arrival and before they are distributed to the marketplace</text:p>
      <text:list xml:id="list3269776839" text:style-name="L4">
        <text:list-header>
          <text:p text:style-name="P6"><text:span text:style-name="T1">a- </text:span> timely <text:s text:c="6"/><text:span text:style-name="T1">b-</text:span> closely <text:s text:c="5"/><text:span text:style-name="T1">c-</text:span> immediately <text:s text:c="5"/><text:span text:style-name="T1">d-</text:span> partially</text:p>
          <text:p text:style-name="P6"/>
        </text:list-header>
      </text:list>
      <text:p text:style-name="Text_20_body"><text:bookmark text:name="Q_4"/><text:span text:style-name="T1">5- </text:span>The deadline for -------------------- of the concept papers has been pushed back from late May to early August.</text:p>
      <text:list xml:id="list990924972" text:style-name="L5">
        <text:list-header>
          <text:p text:style-name="P7"><text:bookmark text:name="Q_4_01"/><text:span text:style-name="T1">a-</text:span>  submitted<text:bookmark text:name="Q_4_1"/> <text:s text:c="4"/><text:span text:style-name="T1">b-</text:span>  submits<text:bookmark text:name="Q_4_2"/> <text:s text:c="6"/><text:span text:style-name="T1">c-</text:span>  submit <text:s text:c="7"/><text:span text:style-name="T1">d-</text:span> submission</text:p>
          <text:p text:style-name="P7"/>
        </text:list-header>
      </text:list>
      <text:p text:style-name="Text_20_body"><text:bookmark text:name="Q_5"/><text:span text:style-name="T1">6- </text:span>We use the services of a marketing company to help us measure the effectiveness of ----------------- our new products and how visitors use our site. </text:p>
      <text:list xml:id="list4184617857" text:style-name="L6">
        <text:list-header>
          <text:p text:style-name="P8"><text:span text:style-name="T1">a-</text:span> advertise <text:s text:c="6"/><text:span text:style-name="T1">b-</text:span> advertisement <text:s text:c="6"/><text:span text:style-name="T1">c-</text:span> advertised<text:bookmark text:name="Q_51"/><text:bookmark text:name="Q_5_3"/> <text:s text:c="6"/><text:span text:style-name="T1">d- </text:span>advertising</text:p>
        </text:list-header>
      </text:list>
      <text:p text:style-name="Text_20_body"><text:line-break/><text:span text:style-name="T1">7- </text:span>Third countries will help -------------------- scientific excellence in Europe and raise its profile in the world.</text:p>
      <text:list xml:id="list3623293495" text:style-name="L7">
        <text:list-header>
          <text:p text:style-name="P9"><text:span text:style-name="T1">a- </text:span> develop<text:bookmark text:name="Q_6_1"/> <text:s text:c="4"/><text:span text:style-name="T1">b- </text:span>development<text:bookmark text:name="Q_6_2"/> <text:s text:c="6"/><text:span text:style-name="T1">c- </text:span>develops <text:s text:c="7"/><text:span text:style-name="T1">d- </text:span> developed</text:p>
          <text:p text:style-name="P9"/>
        </text:list-header>
      </text:list>
      <text:p text:style-name="Text_20_body"><text:bookmark text:name="Q_7"/><text:span text:style-name="T1">8- </text:span>These data provide -------------------------- information on the smooth functioning and development of the different systems.</text:p>
      <text:list xml:id="list1078544672" text:style-name="L8">
        <text:list-header>
          <text:p text:style-name="P10"><text:span text:style-name="T1">a- </text:span> pleased <text:s text:c="6"/><text:span text:style-name="T1">b-</text:span> valuable<text:bookmark text:name="Q_7_2"/> <text:s text:c="6"/><text:span text:style-name="T1">c-</text:span>  numerous<text:bookmark text:name="Q_7_3"/><text:bookmark text:name="Q_71"/> <text:s text:c="6"/><text:span text:style-name="T1">d-</text:span>  eager</text:p>
          <text:p text:style-name="P10"/>
        </text:list-header>
      </text:list>
      <text:p text:style-name="Text_20_body"><text:bookmark text:name="Q_8"/><text:span text:style-name="T1">9- </text:span>The ERASMUS programme was innovative when it started, but in 1991 it had ---------------------------- become old-fashioned. </text:p>
      <text:list xml:id="list2578095002" text:style-name="L9">
        <text:list-header>
          <text:p text:style-name="P11"><text:bookmark text:name="Q_8_01"/><text:span text:style-name="T1">a-</text:span>  often<text:bookmark text:name="Q_8_1"/> <text:s text:c="6"/><text:span text:style-name="T1">b-</text:span>  more<text:bookmark text:name="Q_8_2"/> <text:s text:c="6"/><text:span text:style-name="T1">c-</text:span>  already <text:s text:c="6"/><text:span text:style-name="T1">d-</text:span> once</text:p>
          <text:p text:style-name="P11"/>
        </text:list-header>
      </text:list>
      <text:p text:style-name="Text_20_body"><text:bookmark text:name="Q_9"/><text:span text:style-name="T1">10- </text:span>People who may wish to submit observations relevant to the project will thus have the opportunity to do --------------------------. </text:p>
      <text:list xml:id="list1514304722" text:style-name="L10">
        <text:list-header>
          <text:p text:style-name="P12"><text:bookmark text:name="Q_9_01"/><text:span text:style-name="T1">a-</text:span>  so<text:bookmark text:name="Q_9_1"/> <text:s text:c="7"/><text:span text:style-name="T1">b- </text:span>one<text:bookmark text:name="Q_9_2"/> <text:s text:c="8"/><text:span text:style-name="T1">c- </text:span>those <text:s text:c="8"/><text:span text:style-name="T1">d- </text:span> them</text:p>
        </text:list-header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4:23:18.881000000</meta:creation-date>
    <meta:print-date>2017-10-31T16:53:18.516000000</meta:print-date>
    <dc:date>2017-10-31T16:56:42.510000000</dc:date>
    <meta:editing-duration>PT11M21S</meta:editing-duration>
    <meta:editing-cycles>2</meta:editing-cycles>
    <meta:generator>LibreOffice/5.3.5.2$Windows_x86 LibreOffice_project/50d9bf2b0a79cdb85a3814b592608037a682059d</meta:generator>
    <meta:document-statistic meta:table-count="0" meta:image-count="0" meta:object-count="0" meta:page-count="1" meta:paragraph-count="29" meta:word-count="296" meta:character-count="2056" meta:non-whitespace-character-count="1484"/>
  </office:meta>
</office:document-meta>
</file>